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776cm" svg:stroke-color="#d99116" draw:marker-start-width="1.358cm" draw:marker-end-width="1.358cm" draw:fill="none" draw:textarea-horizontal-align="justify" draw:textarea-vertical-align="middle" draw:auto-grow-height="false" fo:min-height="9.45cm" fo:min-width="9.2cm" fo:padding-top="0.507cm" fo:padding-bottom="0.507cm" fo:padding-left="0.632cm" fo:padding-right="0.632cm"/>
    </style:style>
    <style:style style:name="gr2" style:family="graphic" style:parent-style-name="objectwithoutfill">
      <style:graphic-properties svg:stroke-width="0.635cm" svg:stroke-color="#d99116" draw:marker-start="" draw:marker-start-width="1.152cm" draw:marker-end-width="1.152cm" draw:fill="none" draw:textarea-vertical-align="middle" fo:padding-top="0.442cm" fo:padding-bottom="0.442cm" fo:padding-left="0.567cm" fo:padding-right="0.567cm"/>
    </style:style>
    <style:style style:name="gr3" style:family="graphic" style:parent-style-name="standard">
      <style:graphic-properties draw:stroke="none" draw:fill-color="#d99116" draw:auto-grow-height="false" fo:min-height="8.388cm" fo:min-width="8.138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99116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7cm" svg:height="9.7cm" svg:x="3.6cm" svg:y="5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1cm" svg:y1="13.7cm" svg:x2="11.9cm" svg:y2="13.7cm">
          <text:p/>
        </draw:line>
        <draw:line draw:style-name="gr2" draw:text-style-name="P1" draw:layer="layout" svg:x1="5.1cm" svg:y1="11.7cm" svg:x2="11.9cm" svg:y2="11.7cm">
          <text:p/>
        </draw:line>
        <draw:line draw:style-name="gr2" draw:text-style-name="P1" draw:layer="layout" svg:x1="5.1cm" svg:y1="13.7cm" svg:x2="11.9cm" svg:y2="13.7cm">
          <text:p/>
        </draw:line>
        <draw:line draw:style-name="gr2" draw:text-style-name="P1" draw:layer="layout" svg:x1="5.1cm" svg:y1="11.7cm" svg:x2="11.9cm" svg:y2="11.7cm">
          <text:p/>
        </draw:line>
        <draw:line draw:style-name="gr2" draw:text-style-name="P1" draw:layer="layout" svg:x1="5.1cm" svg:y1="9.8cm" svg:x2="11.9cm" svg:y2="9.8cm">
          <text:p/>
        </draw:line>
        <draw:line draw:style-name="gr2" draw:text-style-name="P1" draw:layer="layout" svg:x1="5.1cm" svg:y1="7.8cm" svg:x2="11.9cm" svg:y2="7.8cm">
          <text:p/>
        </draw:line>
        <draw:line draw:style-name="gr2" draw:text-style-name="P1" draw:layer="layout" svg:x1="5.1cm" svg:y1="25.1cm" svg:x2="11.9cm" svg:y2="25.1cm">
          <text:p/>
        </draw:line>
        <draw:line draw:style-name="gr2" draw:text-style-name="P1" draw:layer="layout" svg:x1="5.1cm" svg:y1="23.1cm" svg:x2="11.9cm" svg:y2="23.1cm">
          <text:p/>
        </draw:line>
        <draw:line draw:style-name="gr2" draw:text-style-name="P1" draw:layer="layout" svg:x1="5.1cm" svg:y1="25.1cm" svg:x2="11.9cm" svg:y2="25.1cm">
          <text:p/>
        </draw:line>
        <draw:line draw:style-name="gr2" draw:text-style-name="P1" draw:layer="layout" svg:x1="5.1cm" svg:y1="23.1cm" svg:x2="11.9cm" svg:y2="23.1cm">
          <text:p/>
        </draw:line>
        <draw:line draw:style-name="gr2" draw:text-style-name="P1" draw:layer="layout" svg:x1="5.1cm" svg:y1="21.2cm" svg:x2="11.9cm" svg:y2="21.2cm">
          <text:p/>
        </draw:line>
        <draw:line draw:style-name="gr2" draw:text-style-name="P1" draw:layer="layout" svg:x1="5.1cm" svg:y1="19.2cm" svg:x2="11.9cm" svg:y2="19.2cm">
          <text:p/>
        </draw:line>
        <draw:custom-shape draw:style-name="gr3" draw:text-style-name="P2" draw:layer="layout" svg:width="10.6cm" svg:height="10.6cm" svg:x="3.2cm" svg:y="16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605.584378832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22:32:34.036510307</meta:creation-date>
    <dc:date>2018-10-24T22:43:16.041400922</dc:date>
    <meta:editing-duration>PT16S</meta:editing-duration>
    <meta:editing-cycles>1</meta:editing-cycles>
    <meta:document-statistic meta:object-count="14"/>
    <meta:generator>LibreOffice/6.0.6.2$Linux_X86_64 LibreOffice_project/00m0$Build-2</meta:generator>
  </office:meta>
</office:document-meta>
</file>